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Порядок</text:p>
            <text:p>Полурешетки</text:p>
          </table:table-cell>
          <table:table-cell office:value-type="string" calcext:value-type="string">
            <text:p>Количество</text:p>
            <text:p>Полурешеток</text:p>
          </table:table-cell>
          <table:table-cell office:value-type="string" calcext:value-type="string">
            <text:p>Количество</text:p>
            <text:p>Деревьев</text:p>
          </table:table-cell>
          <table:table-cell office:value-type="string" calcext:value-type="string">
            <text:p>Максимальное количество</text:p>
            <text:p>полурешеток с совпадающим </text:p>
            <text:p>Инвариантом 3</text:p>
          </table:table-cell>
          <table:table-cell office:value-type="string" calcext:value-type="string">
            <text:p>Максимальное количество </text:p>
            <text:p>полурешеток у которых </text:p>
            <text:p>Совпадает канонический код</text:p>
          </table:table-cell>
          <table:table-cell table:style-name="ce1" office:value-type="string" calcext:value-type="string">
            <text:p><text:span text:style-name="T1">Максимальное количество </text:span></text:p>
            <text:p><text:span text:style-name="T1">полурешеток у которых </text:span></text:p>
            <text:p><text:span text:style-name="T1">Совпадает канонический код</text:span></text:p>
            <text:p><text:span text:style-name="T1">Инвариант 3</text:span></text:p>
          </table:table-cell>
        </table:table-row>
        <table:table-row table:style-name="ro2"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78" calcext:value-type="float">
            <text:p>107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.00.0000</text:date>, <text:time style:data-style-name="N2" text:time-value="16:36:50.9761871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1:07:44.403821438</meta:creation-date>
    <dc:date>2017-05-28T17:43:55.026253533</dc:date>
    <meta:editing-duration>PT1H38M23S</meta:editing-duration>
    <meta:editing-cycles>4</meta:editing-cycles>
    <meta:generator>LibreOffice/5.1.6.2$Linux_X86_64 LibreOffice_project/10m0$Build-2</meta:generator>
    <meta:document-statistic meta:table-count="1" meta:cell-count="54" meta:object-count="0"/>
  </office:meta>
</office:document-meta>
</file>